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198in"/>
    </style:style>
    <style:style style:name="co3" style:family="table-column">
      <style:table-column-properties fo:break-before="auto" style:column-width="1.5283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01in" fo:break-before="auto" style:use-optimal-row-height="true"/>
    </style:style>
    <style:style style:name="ro3" style:family="table-row">
      <style:table-row-properties style:row-height="0.3256in" fo:break-before="auto" style:use-optimal-row-height="true"/>
    </style:style>
    <style:style style:name="ro4" style:family="table-row">
      <style:table-row-properties style:row-height="0.481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>
            <text:p>giga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D &gt; 0</text:p>
          </table:table-cell>
          <table:table-cell office:value-type="string">
            <text:p>D &lt; <text:s/>0</text:p>
          </table:table-cell>
        </table:table-row>
        <table:table-row table:style-name="ro3">
          <table:table-cell office:value-type="string">
            <text:p>high ev (&gt; 0.1)</text:p>
          </table:table-cell>
          <table:table-cell office:value-type="string">
            <text:p>used_in_cooking*, lay_eggs,* sweet*, wings*, wheels*</text:p>
          </table:table-cell>
          <table:table-cell office:value-type="string">
            <text:p>dangerous*, ho*t, green</text:p>
          </table:table-cell>
        </table:table-row>
        <table:table-row table:style-name="ro4">
          <table:table-cell office:value-type="string">
            <text:p>low ev (&lt; 0.1)</text:p>
          </table:table-cell>
          <table:table-cell office:value-type="string">
            <text:p>swim, fly, square</text:p>
          </table:table-cell>
          <table:table-cell office:value-type="string">
            <text:p>roll, black, red, warm, made_of_wood, cold, blue, yellow*, round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/>
          <table:table-cell office:value-type="string">
            <text:p>*prop evidence &gt; 0.01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wiki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D &gt; 0</text:p>
          </table:table-cell>
          <table:table-cell office:value-type="string">
            <text:p>D &lt; <text:s/>0</text:p>
          </table:table-cell>
        </table:table-row>
        <table:table-row table:style-name="ro4">
          <table:table-cell office:value-type="string">
            <text:p>high ev (&gt; 0.1)</text:p>
          </table:table-cell>
          <table:table-cell office:value-type="string">
            <text:p>lay_eggs, wings,* used_in_cooking*, wheels*, juicy, dangerous, fly* </text:p>
          </table:table-cell>
          <table:table-cell office:value-type="string">
            <text:p>hot*, sweet*, green, </text:p>
          </table:table-cell>
        </table:table-row>
        <table:table-row table:style-name="ro3">
          <table:table-cell office:value-type="string">
            <text:p>low ev (&lt; 0.1)</text:p>
          </table:table-cell>
          <table:table-cell office:value-type="string">
            <text:p>square, swim, made_of_wood, yellow</text:p>
          </table:table-cell>
          <table:table-cell office:value-type="string">
            <text:p>warm, blue, cold, round, red, black, roll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/>
          <table:table-cell office:value-type="string">
            <text:p>*prop evidence &gt; 0.01</text:p>
          </table:table-cell>
          <table:table-cell/>
        </table:table-row>
        <table:table-row table:style-name="ro2" table:number-rows-repeated="1048562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31">08/31/2021</text:date>, <text:time>15:29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a Sommerauer</meta:initial-creator>
    <meta:creation-date>2021-08-31T13:09:57</meta:creation-date>
    <dc:date>2021-08-31T15:29:46</dc:date>
    <dc:creator>Pia Sommerauer</dc:creator>
    <meta:editing-duration>PT1H47M28S</meta:editing-duration>
    <meta:editing-cycles>1</meta:editing-cycles>
    <meta:document-statistic meta:table-count="3" meta:cell-count="20" meta:object-count="0"/>
    <meta:generator>OpenOffice/4.1.8$Unix OpenOffice.org_project/418m3$Build-9803</meta:generator>
    <meta:user-defined meta:name="Info 1"/>
    <meta:user-defined meta:name="Info 2"/>
    <meta:user-defined meta:name="Info 3"/>
    <meta:user-defined meta:name="Info 4"/>
  </office:meta>
</office:document-meta>
</file>